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 style:list-style-name="WWNum1">
      <style:paragraph-properties fo:margin-left="0.5in" fo:margin-right="-0.2909in" fo:margin-top="0.139in" fo:margin-bottom="0in" loext:contextual-spacing="false" fo:line-height="115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" style:family="paragraph" style:parent-style-name="Standard" style:list-style-name="WWNum1">
      <style:paragraph-properties fo:margin-left="0.5in" fo:margin-right="-0.2909in" fo:margin-top="0.139in" fo:margin-bottom="0in" loext:contextual-spacing="false" fo:line-height="100%" fo:text-align="justify" style:justify-single-word="false" fo:orphans="0" fo:widows="0" fo:text-indent="-0.25in" style:auto-text-indent="false" fo:break-before="auto" fo:break-after="auto"/>
    </style:style>
    <style:style style:name="P3" style:family="paragraph" style:parent-style-name="Standard" style:list-style-name="WWNum1">
      <style:paragraph-properties fo:margin-left="0.5in" fo:margin-right="-0.2909in" fo:margin-top="0.139in" fo:margin-bottom="0in" loext:contextual-spacing="false" fo:line-height="100%" fo:text-align="justify" style:justify-single-word="false" fo:orphans="0" fo:widows="0" fo:text-indent="-0.25in" style:auto-text-indent="false"/>
    </style:style>
    <style:style style:name="P4" style:family="paragraph" style:parent-style-name="Standard">
      <style:paragraph-properties fo:margin-left="0in" fo:margin-right="-0.2909in" fo:margin-top="0.139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-0.2909in" fo:margin-top="0.139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-0.2909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.5in" fo:margin-right="-0.2909in" fo:margin-top="0.139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-0.2909in" fo:margin-top="0.139in" fo:margin-bottom="0in" loext:contextual-spacing="false" fo:line-height="115%" fo:text-align="justify" style:justify-single-word="false" fo:keep-together="auto" fo:orphans="0" fo:widows="0" fo:text-indent="0.5in" style:auto-text-indent="false" fo:break-before="auto" fo:break-after="auto" fo:padding="0in" fo:border="none" fo:keep-with-next="auto"/>
    </style:style>
    <style:style style:name="P9" style:family="paragraph" style:parent-style-name="Heading_20_3">
      <style:paragraph-properties fo:margin-left="-0.2098in" fo:margin-right="0.003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0" style:family="paragraph" style:parent-style-name="Heading_20_4" style:master-page-name="Standard">
      <style:paragraph-properties fo:margin-left="-0.2098in" fo:margin-right="-0.2909in" fo:margin-top="0in" fo:margin-bottom="0in" loext:contextual-spacing="false" fo:line-height="100%" fo:text-align="justify" style:justify-single-word="false" fo:orphans="0" fo:widows="0" fo:text-indent="0in" style:auto-text-indent="false" style:page-number="1" fo:break-before="auto" fo:break-after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5.5pt" fo:font-style="normal" style:text-underline-style="none" fo:font-weight="bold" style:font-name-asian="Arial1" style:font-size-asian="15.5pt" style:font-style-asian="normal" style:font-weight-asian="bold" style:font-name-complex="Arial1" style:font-size-complex="15.5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tyle="normal" style:text-underline-style="none" fo:font-weight="normal" style:font-name-asian="Arial1" style:font-style-asian="normal" style:font-weight-asian="normal" style:font-name-complex="Arial1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tyle="normal" fo:font-weight="normal" style:font-name-asian="Arial1" style:font-style-asian="normal" style:font-weight-asian="normal" style:font-name-complex="Arial1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r2y7bk5hxe0x"/>Trabajo Práctico N° 4.1: Matrices</text:p>
      <text:list xml:id="list1042618607" text:style-name="WWNum1">
        <text:list-item>
          <text:p text:style-name="P1"><text:span text:style-name="T2">Hacer una función que reciba como parámetro una matriz de números enteros y permita que el usuario ingrese valores al mismo por teclado. La función debe cargar la matriz por completo. </text:span></text:p>
        </text:list-item>
        <text:list-item>
          <text:p text:style-name="P1"><text:span text:style-name="T2">Hacer una función que reciba como parámetro una matriz de números enteros y la muestre por pantalla (en formato matricial). </text:span></text:p>
        </text:list-item>
        <text:list-item>
          <text:p text:style-name="P1"><text:span text:style-name="T2">Hacer una función que reciba como parámetro una matriz de números enteros y que cargue la misma con números aleatorios (sin intervención del usuario). La función debe cargar la matriz por completo. </text:span></text:p>
        </text:list-item>
        <text:list-item>
          <text:p text:style-name="P1"><text:span text:style-name="T2">Hacer una función tipo int que sume el contenido total de una matriz de</text:span> <text:span text:style-name="T2">números enteros. </text:span></text:p>
        </text:list-item>
        <text:list-item>
          <text:p text:style-name="P1"><text:span text:style-name="T2">Hacer una función tipo </text:span>float <text:span text:style-name="T2">que calcule el promedio de una matriz de números enteros. </text:span></text:p>
        </text:list-item>
        <text:list-item>
          <text:p text:style-name="P1"><text:span text:style-name="T2">Hacer una función que determine si un elemento se encuentra dentro de una matriz de números enteros. La función recibe la matriz y el dato a buscar. </text:span></text:p>
        </text:list-item>
        <text:list-item>
          <text:p text:style-name="P1"><text:span text:style-name="T2">Hacer una función que cargue un arreglo de palabras (strings). La función debe retornar cuantas palabras se cargaron. <text:s/>(puede ser a </text:span>través del parámetro como puntero)</text:p>
        </text:list-item>
        <text:list-item>
          <text:p text:style-name="P1"><text:span text:style-name="T2">Hacer una función que muestre un arreglo de palabras. </text:span></text:p>
        </text:list-item>
        <text:list-item>
          <text:p text:style-name="P1"><text:span text:style-name="T2">Hacer una función que determine si un</text:span> string <text:span text:style-name="T2">se encuentra dentro de un arreglo de </text:span>strings<text:span text:style-name="T2">. La función recibe el arreglo, la cantidad de palabras que contiene y la palabra a buscar. ///devuelve </text:span>el índice de la fila en que se encuentra, de lo contrario -1</text:p>
        </text:list-item>
        <text:list-item>
          <text:p text:style-name="P3">Hacer una función que determine si un string se encuentra dentro de un arreglo de strings ordenado alfabéticamente. La función recibe el arreglo, la cantidad de palabras que contiene y el string a buscar. <text:s/>///devuelve el índice de la fila en que se encuentra, de lo contrario -1</text:p>
        </text:list-item>
        <text:list-item>
          <text:p text:style-name="P1"><text:span text:style-name="T2">Hacer una función (o varias) que ordene un arreglo de palabras por orden alfabético. (Por selección o inserción, el que más te guste)</text:span>.</text:p>
        </text:list-item>
        <text:list-item>
          <text:p text:style-name="P1"><text:span text:style-name="T2">Hacer una función que retorne el determinante de una matriz de 2x2. </text:span></text:p>
        </text:list-item>
        <text:list-item>
          <text:p text:style-name="P1"><text:span text:style-name="T2">Función que verifique si una matriz de 2x2 tiene inversa. </text:span></text:p>
        </text:list-item>
        <text:list-item>
          <text:p text:style-name="P1"><text:span text:style-name="T2">Hacer una función que multiplique una matriz de 2x2 por una matriz de 2x</text:span>5<text:span text:style-name="T2">. </text:span></text:p>
        </text:list-item>
        <text:list-item>
          <text:p text:style-name="P1"><text:span text:style-name="T2">Hacer una función que calcule la matriz inversa de una matriz de 2x2. </text:span></text:p>
        </text:list-item>
        <text:list-item>
          <text:p text:style-name="P1"><text:span text:style-name="T2">Los resultados de las últimas elecciones a Intendente en el pueblo “La Matrix” han sido los siguientes: </text:span></text:p>
        </text:list-item>
      </text:list>
      <text:p text:style-name="P4"/>
      <text:p text:style-name="P4"/>
      <text:p text:style-name="P4"/>
      <table:table table:name="Table1" table:style-name="Table1">
        <table:table-column table:style-name="Table1.A" table:number-columns-repeated="5"/>
        <text:soft-page-break/>
        <table:table-row table:style-name="Table1.1">
          <table:table-cell table:style-name="Table1.A1" office:value-type="string">
            <text:p text:style-name="P6"><text:span text:style-name="T5">Distrito</text:span></text:p>
          </table:table-cell>
          <table:table-cell table:style-name="Table1.A1" office:value-type="string">
            <text:p text:style-name="P6"><text:span text:style-name="T5">Candidato A</text:span></text:p>
          </table:table-cell>
          <table:table-cell table:style-name="Table1.A1" office:value-type="string">
            <text:p text:style-name="P6"><text:span text:style-name="T5">Candidato B</text:span></text:p>
          </table:table-cell>
          <table:table-cell table:style-name="Table1.A1" office:value-type="string">
            <text:p text:style-name="P6"><text:span text:style-name="T5">Candidato C</text:span></text:p>
          </table:table-cell>
          <table:table-cell table:style-name="Table1.A1" office:value-type="string">
            <text:p text:style-name="P6"><text:span text:style-name="T5">Candidato D</text:span></text:p>
          </table:table-cell>
        </table:table-row>
        <table:table-row table:style-name="Table1.1"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194</text:p>
          </table:table-cell>
          <table:table-cell table:style-name="Table1.A1" office:value-type="string">
            <text:p text:style-name="P6">48</text:p>
          </table:table-cell>
          <table:table-cell table:style-name="Table1.A1" office:value-type="string">
            <text:p text:style-name="P6">206</text:p>
          </table:table-cell>
          <table:table-cell table:style-name="Table1.A1" office:value-type="string">
            <text:p text:style-name="P6">45</text:p>
          </table:table-cell>
        </table:table-row>
        <table:table-row table:style-name="Table1.1"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180</text:p>
          </table:table-cell>
          <table:table-cell table:style-name="Table1.A1" office:value-type="string">
            <text:p text:style-name="P6">20</text:p>
          </table:table-cell>
          <table:table-cell table:style-name="Table1.A1" office:value-type="string">
            <text:p text:style-name="P6">320</text:p>
          </table:table-cell>
          <table:table-cell table:style-name="Table1.A1" office:value-type="string">
            <text:p text:style-name="P6">16</text:p>
          </table:table-cell>
        </table:table-row>
        <table:table-row table:style-name="Table1.1"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221</text:p>
          </table:table-cell>
          <table:table-cell table:style-name="Table1.A1" office:value-type="string">
            <text:p text:style-name="P6">90</text:p>
          </table:table-cell>
          <table:table-cell table:style-name="Table1.A1" office:value-type="string">
            <text:p text:style-name="P6">140</text:p>
          </table:table-cell>
          <table:table-cell table:style-name="Table1.A1" office:value-type="string">
            <text:p text:style-name="P6">20</text:p>
          </table:table-cell>
        </table:table-row>
        <table:table-row table:style-name="Table1.1"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432</text:p>
          </table:table-cell>
          <table:table-cell table:style-name="Table1.A1" office:value-type="string">
            <text:p text:style-name="P6">51</text:p>
          </table:table-cell>
          <table:table-cell table:style-name="Table1.A1" office:value-type="string">
            <text:p text:style-name="P6">821</text:p>
          </table:table-cell>
          <table:table-cell table:style-name="Table1.A1" office:value-type="string">
            <text:p text:style-name="P6">14</text:p>
          </table:table-cell>
        </table:table-row>
        <table:table-row table:style-name="Table1.1"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6">820</text:p>
          </table:table-cell>
          <table:table-cell table:style-name="Table1.A1" office:value-type="string">
            <text:p text:style-name="P6">61</text:p>
          </table:table-cell>
          <table:table-cell table:style-name="Table1.A1" office:value-type="string">
            <text:p text:style-name="P6">946</text:p>
          </table:table-cell>
          <table:table-cell table:style-name="Table1.A1" office:value-type="string">
            <text:p text:style-name="P6">18</text:p>
          </table:table-cell>
        </table:table-row>
      </table:table>
      <text:p text:style-name="P7"/>
      <text:p text:style-name="P8"><text:span text:style-name="T2">Escribir un programa que haga las siguientes tareas: </text:span></text:p>
      <text:p text:style-name="P7"><text:span text:style-name="T2">a. Imprimir la tabla anterior con cabeceras incluidas.</text:span></text:p>
      <text:p text:style-name="P7"><text:span text:style-name="T2">b. Calcular e imprimir el número total de votos recibidos por cada candidato y el porcentaje </text:span></text:p>
      <text:p text:style-name="P7"><text:span text:style-name="T2">total de votos emitidos. Así mismo, visualizar el candidato más votado. </text:span></text:p>
      <text:p text:style-name="P7"><text:span text:style-name="T2">c. Si algún candidato recibe más del 50% de los votos, el programa imprimirá un mensaje </text:span></text:p>
      <text:p text:style-name="P7"><text:span text:style-name="T2">declarándose ganador.</text:span></text:p>
      <text:p text:style-name="P7"><text:span text:style-name="T2">d. Si algún candidato recibe menos del 50% de los votos, el programa debe imprimir el nombre de los dos candidatos más votados que serán los que pasen a la segunda ronda de las elecciones. </text:span></text:p>
      <text:p text:style-name="P7"/>
      <text:list xml:id="list30921458251906" text:continue-numbering="true" text:style-name="WWNum1">
        <text:list-item>
          <text:p text:style-name="P2">Hacer una función que verifique si una matriz cuadrada es simétrica. (A[i][j] == A[j][i])</text:p>
        </text:list-item>
        <text:list-item>
          <text:p text:style-name="P2">Hacer una función que genere la matriz identidad.</text:p>
        </text:list-item>
        <text:list-item>
          <text:p text:style-name="P2">Hacer una función que calcule la matriz traspuest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3">
      <style:paragraph-properties fo:margin-left="-0.2098in" fo:margin-right="0.0035in" fo:margin-top="0in" fo:margin-bottom="0in" loext:contextual-spacing="false" fo:line-height="100%" fo:orphans="0" fo:widows="0" fo:text-indent="0in" style:auto-text-indent="false" fo:break-before="auto" fo:break-after="auto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 text:name="_nl1w7cqu33td"/>UTN – FR Mar del Plata - Técnico Universitario en Programación</text:p>
        <text:p text:style-name="MP1"><text:bookmark text:name="_crrswihy8zo7"/>Programación I y Laboratorio 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59" meta:word-count="558" meta:character-count="3130" meta:non-whitespace-character-count="2630"/>
    <meta:generator>LibreOfficeDev/6.0.5.2$Linux_X86_64 LibreOffice_project/</meta:generator>
  </office:meta>
</office:document-meta>
</file>